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clusions et perspectives</text:p>
      <text:p text:style-name="Standard"/>
      <text:p text:style-name="Standard"/>
      <text:p text:style-name="Standard">La force de HTML 4 est sa souplesse syntaxique et son absence de sémantique permet une grande diversité dans la conception des pages web. HTML est un langage qui n'impose pas sa vision du web. <text:s/>complexifie grandement la tache de compréhension de contenu. Des technologies émergentes comme RDFa apporte une solution élégante à l'amélioration de la compréhension du contenu du web : on l' appelle le web sémant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5-04T11:50:41</meta:creation-date>
    <dc:date>2014-05-04T12:01:22</dc:date>
    <dc:creator>Asus </dc:creator>
    <meta:editing-duration>PT10M6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2" meta:word-count="71" meta:character-count="440" meta:non-whitespace-character-count="370"/>
  </office:meta>
</office:document-meta>
</file>